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6fdc" officeooo:paragraph-rsid="00026fdc"/>
    </style:style>
    <style:style style:name="P2" style:family="paragraph" style:parent-style-name="Standard">
      <style:text-properties style:font-name="Arial" officeooo:rsid="000596cf" officeooo:paragraph-rsid="000596cf"/>
    </style:style>
    <style:style style:name="P3" style:family="paragraph" style:parent-style-name="Standard">
      <style:text-properties style:font-name="Arial" officeooo:rsid="000a7e11" officeooo:paragraph-rsid="000a7e11"/>
    </style:style>
    <style:style style:name="P4" style:family="paragraph" style:parent-style-name="Standard">
      <style:text-properties style:font-name="Arial" fo:language="en" fo:country="US" officeooo:rsid="001140a9" officeooo:paragraph-rsid="001140a9"/>
    </style:style>
    <style:style style:name="P5" style:family="paragraph" style:parent-style-name="Standard">
      <style:text-properties style:font-name="Arial" fo:language="en" fo:country="US" officeooo:rsid="001d40c2" officeooo:paragraph-rsid="001d40c2"/>
    </style:style>
    <style:style style:name="T1" style:family="text">
      <style:text-properties officeooo:rsid="000ad406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c = 5.77</text:p>
      <text:p text:style-name="P1"/>
      <text:p text:style-name="P2"><draw:frame draw:style-name="fr1" draw:name="Object1" text:anchor-type="as-char" svg:width="3.8311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2.5 mil <text:span text:style-name="T1">cm³</text:span></text:p>
      <text:p text:style-name="P3"/>
      <text:p text:style-name="P3"/>
      <text:p text:style-name="P4"><draw:frame draw:style-name="fr1" draw:name="Object2" text:anchor-type="as-char" svg:width="2.1272in" svg:height="0.2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<draw:frame draw:style-name="fr1" draw:name="Object3" text:anchor-type="as-char" svg:width="0.702in" svg:height="0.21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1" draw:name="Object4" text:anchor-type="as-char" svg:width="4.0543in" svg:height="0.2752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2-16T12:40:33.366000000</dc:date>
    <meta:editing-duration>PT54M33S</meta:editing-duration>
    <meta:editing-cycles>29</meta:editing-cycles>
    <meta:document-statistic meta:table-count="0" meta:image-count="0" meta:object-count="4" meta:page-count="1" meta:paragraph-count="7" meta:word-count="8" meta:character-count="21" meta:non-whitespace-character-count="17"/>
  </office:meta>
</office:document-meta>
</file>

<file path=Object 1/content.xml><?xml version="1.0" encoding="utf-8"?>
<math xmlns="http://www.w3.org/1998/Math/MathML" display="block">
  <semantics>
    <mrow>
      <msqrt>
        <mrow>
          <mn>0.09</mn>
          <mrow>
            <msup>
              <mi>a</mi>
              <mn>2</mn>
            </msup>
            <mo stretchy="false">∗</mo>
            <msup>
              <mi>b</mi>
              <mn>4</mn>
            </msup>
            <mo stretchy="false">/</mo>
            <mn>1.69</mn>
          </mrow>
          <mrow>
            <msup>
              <mi>x</mi>
              <mn>4</mn>
            </msup>
            <mo stretchy="false">∗</mo>
            <msup>
              <mi>y</mi>
              <mn>2</mn>
            </msup>
          </mrow>
        </mrow>
      </msqrt>
      <mo stretchy="false">=</mo>
      <mrow>
        <msqrt>
          <mrow>
            <mn>0.09</mn>
            <msup>
              <mi>a</mi>
              <mn>2</mn>
            </msup>
          </mrow>
        </msqrt>
        <mo stretchy="false">∗</mo>
        <msqrt>
          <mrow>
            <mrow>
              <msup>
                <mi>b</mi>
                <mn>4</mn>
              </msup>
              <mo stretchy="false">/</mo>
              <mn>1.69</mn>
            </mrow>
            <msup>
              <mi>x</mi>
              <mn>4</mn>
            </msup>
          </mrow>
        </msqrt>
        <mo stretchy="false">∗</mo>
        <msqrt>
          <msup>
            <mi>y</mi>
            <mn>2</mn>
          </msup>
        </msqrt>
      </mrow>
      <mo stretchy="false">=</mo>
      <mrow/>
    </mrow>
    <annotation encoding="StarMath 5.0">sqrt { 0.09a^2 * b^4 / 1.69x^4*y^2 } = sqrt { 0.09a^2 } * sqrt {  b^4 / 1.69x^4 } * sqrt { y^2 } = </annotation>
  </semantics>
</math>
</file>

<file path=Object 2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∗</mo>
        <mover accent="true">
          <mi>b</mi>
          <mo stretchy="false">⃗</mo>
        </mover>
      </mrow>
      <mo stretchy="false">=</mo>
      <mrow>
        <mrow>
          <msub>
            <mi>a</mi>
            <mn>1</mn>
          </msub>
          <mo stretchy="false">∗</mo>
          <msub>
            <mi>b</mi>
            <mn>1</mn>
          </msub>
        </mrow>
        <mo stretchy="false">+</mo>
        <mrow>
          <msub>
            <mi>a</mi>
            <mn>2</mn>
          </msub>
          <mo stretchy="false">∗</mo>
          <msub>
            <mi>b</mi>
            <mn>2</mn>
          </msub>
        </mrow>
        <mo stretchy="false">+</mo>
        <mrow>
          <msub>
            <mi>a</mi>
            <mn>3</mn>
          </msub>
          <mo stretchy="false">∗</mo>
          <msub>
            <mi>b</mi>
            <mn>3</mn>
          </msub>
        </mrow>
      </mrow>
      <mo stretchy="false">=</mo>
      <mn>0</mn>
    </mrow>
    <annotation encoding="StarMath 5.0">vec a * vec b = a_1*b_1 + a_2*b_2 + a_3 * b_3 = 0</annotation>
  </semantics>
</math>
</file>

<file path=Object 3/content.xml><?xml version="1.0" encoding="utf-8"?>
<math xmlns="http://www.w3.org/1998/Math/MathML" display="block">
  <semantics>
    <mrow>
      <mover accent="true">
        <mi>c</mi>
        <mo stretchy="false">⃗</mo>
      </mover>
      <mo stretchy="false">=</mo>
      <mrow>
        <mo fence="true" form="prefix" stretchy="true">|</mo>
        <mrow>
          <mrow>
            <mover accent="true">
              <mi>b</mi>
              <mo stretchy="false">⃗</mo>
            </mover>
            <mo stretchy="false">−</mo>
            <mover accent="true">
              <mi>a</mi>
              <mo stretchy="false">⃗</mo>
            </mover>
          </mrow>
        </mrow>
        <mo fence="true" form="postfix" stretchy="true">|</mo>
      </mrow>
    </mrow>
    <annotation encoding="StarMath 5.0">vec c = abs {vec b - vec a}</annotation>
  </semantics>
</math>
</file>

<file path=Object 4/content.xml><?xml version="1.0" encoding="utf-8"?>
<math xmlns="http://www.w3.org/1998/Math/MathML" display="block">
  <semantics>
    <mrow>
      <mrow>
        <msup>
          <msqrt>
            <mrow>
              <msubsup>
                <mi>a</mi>
                <mn>1</mn>
                <mn>2</mn>
              </msubsup>
              <mo stretchy="false">+</mo>
              <msubsup>
                <mi>a</mi>
                <mn>2</mn>
                <mn>2</mn>
              </msubsup>
              <mo stretchy="false">+</mo>
              <msubsup>
                <mi>a</mi>
                <mn>3</mn>
                <mn>2</mn>
              </msubsup>
            </mrow>
          </msqrt>
          <mn>2</mn>
        </msup>
        <mo stretchy="false">+</mo>
        <msup>
          <msqrt>
            <mrow>
              <msubsup>
                <mi>b</mi>
                <mn>1</mn>
                <mn>2</mn>
              </msubsup>
              <mo stretchy="false">+</mo>
              <msubsup>
                <mi>b</mi>
                <mn>2</mn>
                <mn>2</mn>
              </msubsup>
              <mo stretchy="false">+</mo>
              <msubsup>
                <mi>b</mi>
                <mn>3</mn>
                <mn>2</mn>
              </msubsup>
            </mrow>
          </msqrt>
          <mn>2</mn>
        </msup>
      </mrow>
      <mo stretchy="false">=</mo>
      <msup>
        <msqrt>
          <mrow>
            <msup>
              <mrow>
                <mo fence="true" form="prefix" stretchy="false">(</mo>
                <mrow>
                  <mrow>
                    <msub>
                      <mi>b</mi>
                      <mn>1</mn>
                    </msub>
                    <mo stretchy="false">−</mo>
                    <msub>
                      <mi>a</mi>
                      <mn>1</mn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b</mi>
                      <mn>2</mn>
                    </msub>
                    <mo stretchy="false">−</mo>
                    <msub>
                      <mi>a</mi>
                      <mn>2</mn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b</mi>
                      <mn>3</mn>
                    </msub>
                    <mo stretchy="false">−</mo>
                    <msub>
                      <mi>a</mi>
                      <mn>3</mn>
                    </msub>
                  </mrow>
                </mrow>
                <mo fence="true" form="postfix" stretchy="false">)</mo>
              </mrow>
              <mn>2</mn>
            </msup>
          </mrow>
        </msqrt>
        <mn>2</mn>
      </msup>
    </mrow>
    <annotation encoding="StarMath 5.0">{sqrt {a_1 ^2 + a_2 ^2 + a_3 ^2}}^2 + {sqrt {b_1^2+b_2^2+b_3^2}}^2 = {sqrt { (b_1- a_1) ^2 + (b_2 - a_2)^2+(b_3-a_3)^2 }}^2</annotation>
  </semantics>
</math>
</file>